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07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6134in"/>
    </style:style>
    <style:style style:name="co4" style:family="table-column">
      <style:table-column-properties fo:break-before="auto" style:column-width="1.3571in"/>
    </style:style>
    <style:style style:name="co5" style:family="table-column">
      <style:table-column-properties fo:break-before="auto" style:column-width="1.28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d7"/>
    </style:style>
    <style:style style:name="ce3" style:family="table-cell" style:parent-style-name="Default">
      <style:table-cell-properties fo:background-color="#ec9ba4"/>
    </style:style>
  </office:automatic-styles>
  <office:body>
    <office:spreadsheet>
      <table:calculation-settings table:automatic-find-labels="false" table:use-regular-expressions="false" table:use-wildcards="true"/>
      <table:table table:name="Figure 7source 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Embryo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Distance_micron</text:p>
          </table:table-cell>
          <table:table-cell office:value-type="string" calcext:value-type="string">
            <text:p>Accumulation</text:p>
          </table:table-cell>
          <table:table-cell/>
          <table:table-cell office:value-type="string" calcext:value-type="string">
            <text:p>Treatment</text:p>
          </table:table-cell>
          <table:table-cell office:value-type="string" calcext:value-type="string">
            <text:p>A Dist</text:p>
          </table:table-cell>
          <table:table-cell office:value-type="string" calcext:value-type="string">
            <text:p>A Acc</text:p>
          </table:table-cell>
          <table:table-cell office:value-type="string" calcext:value-type="string">
            <text:p>P Dist</text:p>
          </table:table-cell>
          <table:table-cell office:value-type="string" calcext:value-type="string">
            <text:p>P Acc</text:p>
          </table:table-cell>
        </table:table-row>
        <table:table-row table:style-name="ro1">
          <table:table-cell table:style-name="ce1" office:value-type="string" calcext:value-type="string">
            <text:p>DHC1_10</text:p>
          </table:table-cell>
          <table:table-cell table:style-name="ce1" office:value-type="string" calcext:value-type="string">
            <text:p>DHC1</text:p>
          </table:table-cell>
          <table:table-cell table:style-name="ce1" office:value-type="string" calcext:value-type="string">
            <text:p>A</text:p>
          </table:table-cell>
          <table:table-cell office:value-type="float" office:value="46.7289719626168" calcext:value-type="float">
            <text:p>46.7289719626168</text:p>
          </table:table-cell>
          <table:table-cell office:value-type="float" office:value="2.63221306563775" calcext:value-type="float">
            <text:p>2.63221306563775</text:p>
          </table:table-cell>
          <table:table-cell/>
          <table:table-cell office:value-type="string" calcext:value-type="string">
            <text:p>Dhc-1</text:p>
          </table:table-cell>
          <table:table-cell table:formula="of:=AVERAGE([.D2:.D4])" office:value-type="float" office:value="47.5077881619938" calcext:value-type="float">
            <text:p>47.5077881619938</text:p>
          </table:table-cell>
          <table:table-cell table:formula="of:=AVERAGE([.E2:.E4])" office:value-type="float" office:value="2.53852704016684" calcext:value-type="float">
            <text:p>2.53852704016684</text:p>
          </table:table-cell>
          <table:table-cell table:formula="of:=AVERAGE([.D5:.D7])" office:value-type="float" office:value="2.1417445482866" calcext:value-type="float">
            <text:p>2.1417445482866</text:p>
          </table:table-cell>
          <table:table-cell table:formula="of:=AVERAGE([.E5:.E7])" office:value-type="float" office:value="0.85196827001637" calcext:value-type="float">
            <text:p>0.85196827001637</text:p>
          </table:table-cell>
        </table:table-row>
        <table:table-row table:style-name="ro1">
          <table:table-cell table:style-name="ce1" office:value-type="string" calcext:value-type="string">
            <text:p>DHC1_5</text:p>
          </table:table-cell>
          <table:table-cell table:style-name="ce1" office:value-type="string" calcext:value-type="string">
            <text:p>DHC1</text:p>
          </table:table-cell>
          <table:table-cell table:style-name="ce1" office:value-type="string" calcext:value-type="string">
            <text:p>A</text:p>
          </table:table-cell>
          <table:table-cell office:value-type="float" office:value="51.4018691588785" calcext:value-type="float">
            <text:p>51.4018691588785</text:p>
          </table:table-cell>
          <table:table-cell office:value-type="float" office:value="2.46136968507709" calcext:value-type="float">
            <text:p>2.46136968507709</text:p>
          </table:table-cell>
          <table:table-cell/>
          <table:table-cell office:value-type="string" calcext:value-type="string">
            <text:p>zyg-9/tpxl-1</text:p>
          </table:table-cell>
          <table:table-cell table:formula="of:=AVERAGE([.D68:.D70])" office:value-type="float" office:value="41.6666666666666" calcext:value-type="float">
            <text:p>41.6666666666666</text:p>
          </table:table-cell>
          <table:table-cell table:formula="of:=AVERAGE([.E68:.E70])" office:value-type="float" office:value="2.57078086367986" calcext:value-type="float">
            <text:p>2.57078086367986</text:p>
          </table:table-cell>
          <table:table-cell table:formula="of:=AVERAGE([.D71:.D73])" office:value-type="float" office:value="5.45171339563863" calcext:value-type="float">
            <text:p>5.45171339563863</text:p>
          </table:table-cell>
          <table:table-cell table:formula="of:=AVERAGE([.E71:.E73])" office:value-type="float" office:value="0.876341738533007" calcext:value-type="float">
            <text:p>0.876341738533007</text:p>
          </table:table-cell>
        </table:table-row>
        <table:table-row table:style-name="ro1">
          <table:table-cell table:style-name="ce1" office:value-type="string" calcext:value-type="string">
            <text:p>DHC1_9</text:p>
          </table:table-cell>
          <table:table-cell table:style-name="ce1" office:value-type="string" calcext:value-type="string">
            <text:p>DHC1</text:p>
          </table:table-cell>
          <table:table-cell table:style-name="ce1" office:value-type="string" calcext:value-type="string">
            <text:p>A</text:p>
          </table:table-cell>
          <table:table-cell office:value-type="float" office:value="44.392523364486" calcext:value-type="float">
            <text:p>44.392523364486</text:p>
          </table:table-cell>
          <table:table-cell office:value-type="float" office:value="2.52199836978568" calcext:value-type="float">
            <text:p>2.52199836978568</text:p>
          </table:table-cell>
          <table:table-cell/>
          <table:table-cell office:value-type="string" calcext:value-type="string">
            <text:p>Zyg-9</text:p>
          </table:table-cell>
          <table:table-cell table:formula="of:=AVERAGE([.D74:.D79])" office:value-type="float" office:value="35.7281931464175" calcext:value-type="float">
            <text:p>35.7281931464175</text:p>
          </table:table-cell>
          <table:table-cell table:formula="of:=AVERAGE([.E74:.E79])" office:value-type="float" office:value="2.15563251796679" calcext:value-type="float">
            <text:p>2.15563251796679</text:p>
          </table:table-cell>
          <table:table-cell table:formula="of:=AVERAGE([.D80:.D85])" office:value-type="float" office:value="11.4875389408099" calcext:value-type="float">
            <text:p>11.4875389408099</text:p>
          </table:table-cell>
          <table:table-cell table:formula="of:=AVERAGE([.E80:.E85])" office:value-type="float" office:value="0.896894430208144" calcext:value-type="float">
            <text:p>0.896894430208144</text:p>
          </table:table-cell>
        </table:table-row>
        <table:table-row table:style-name="ro1">
          <table:table-cell table:style-name="ce1" office:value-type="string" calcext:value-type="string">
            <text:p>DHC1_10</text:p>
          </table:table-cell>
          <table:table-cell table:style-name="ce1" office:value-type="string" calcext:value-type="string">
            <text:p>DHC1</text:p>
          </table:table-cell>
          <table:table-cell table:style-name="ce1" office:value-type="string" calcext:value-type="string">
            <text:p>P</text:p>
          </table:table-cell>
          <table:table-cell office:value-type="float" office:value="2.92056074766355" calcext:value-type="float">
            <text:p>2.92056074766355</text:p>
          </table:table-cell>
          <table:table-cell office:value-type="float" office:value="0.899295508930444" calcext:value-type="float">
            <text:p>0.899295508930444</text:p>
          </table:table-cell>
          <table:table-cell/>
          <table:table-cell office:value-type="string" calcext:value-type="string">
            <text:p>Tpxl-1</text:p>
          </table:table-cell>
          <table:table-cell table:formula="of:=AVERAGE([.D32:.D34])" office:value-type="float" office:value="23.7538940809969" calcext:value-type="float">
            <text:p>23.7538940809969</text:p>
          </table:table-cell>
          <table:table-cell table:formula="of:=AVERAGE([.E32:.E34])" office:value-type="float" office:value="2.27167370686799" calcext:value-type="float">
            <text:p>2.27167370686799</text:p>
          </table:table-cell>
          <table:table-cell table:formula="of:=AVERAGE([.D35:.D37])" office:value-type="float" office:value="12.6557632398754" calcext:value-type="float">
            <text:p>12.6557632398754</text:p>
          </table:table-cell>
          <table:table-cell table:formula="of:=AVERAGE([.E35:.E37])" office:value-type="float" office:value="1.24540302475044" calcext:value-type="float">
            <text:p>1.24540302475044</text:p>
          </table:table-cell>
        </table:table-row>
        <table:table-row table:style-name="ro1">
          <table:table-cell table:style-name="ce1" office:value-type="string" calcext:value-type="string">
            <text:p>DHC1_5</text:p>
          </table:table-cell>
          <table:table-cell table:style-name="ce1" office:value-type="string" calcext:value-type="string">
            <text:p>DHC1</text:p>
          </table:table-cell>
          <table:table-cell table:style-name="ce1" office:value-type="string" calcext:value-type="string">
            <text:p>P</text:p>
          </table:table-cell>
          <table:table-cell office:value-type="float" office:value="2.33644859813084" calcext:value-type="float">
            <text:p>2.33644859813084</text:p>
          </table:table-cell>
          <table:table-cell office:value-type="float" office:value="0.76442998637549" calcext:value-type="float">
            <text:p>0.76442998637549</text:p>
          </table:table-cell>
          <table:table-cell/>
          <table:table-cell office:value-type="string" calcext:value-type="string">
            <text:p>WT</text:p>
          </table:table-cell>
          <table:table-cell table:formula="of:=AVERAGE([.D38:.D52])" office:value-type="float" office:value="16.7445482866044" calcext:value-type="float">
            <text:p>16.7445482866044</text:p>
          </table:table-cell>
          <table:table-cell table:formula="of:=AVERAGE([.E38:.E52])" office:value-type="float" office:value="1.72003715804735" calcext:value-type="float">
            <text:p>1.72003715804735</text:p>
          </table:table-cell>
          <table:table-cell table:formula="of:=AVERAGE([.D53:.D67])" office:value-type="float" office:value="10.9034267912773" calcext:value-type="float">
            <text:p>10.9034267912773</text:p>
          </table:table-cell>
          <table:table-cell table:formula="of:=AVERAGE([.E53:.E67])" office:value-type="float" office:value="0.997757680310452" calcext:value-type="float">
            <text:p>0.997757680310452</text:p>
          </table:table-cell>
        </table:table-row>
        <table:table-row table:style-name="ro1">
          <table:table-cell table:style-name="ce1" office:value-type="string" calcext:value-type="string">
            <text:p>DHC1_9</text:p>
          </table:table-cell>
          <table:table-cell table:style-name="ce1" office:value-type="string" calcext:value-type="string">
            <text:p>DHC1</text:p>
          </table:table-cell>
          <table:table-cell table:style-name="ce1" office:value-type="string" calcext:value-type="string">
            <text:p>P</text:p>
          </table:table-cell>
          <table:table-cell office:value-type="float" office:value="1.16822429906542" calcext:value-type="float">
            <text:p>1.16822429906542</text:p>
          </table:table-cell>
          <table:table-cell office:value-type="float" office:value="0.892179314743176" calcext:value-type="float">
            <text:p>0.892179314743176</text:p>
          </table:table-cell>
          <table:table-cell/>
          <table:table-cell office:value-type="string" calcext:value-type="string">
            <text:p>Par-2</text:p>
          </table:table-cell>
          <table:table-cell table:formula="of:=AVERAGE([.D20:.D22])" office:value-type="float" office:value="15.5763239875389" calcext:value-type="float">
            <text:p>15.5763239875389</text:p>
          </table:table-cell>
          <table:table-cell table:formula="of:=AVERAGE([.E20:.E22])" office:value-type="float" office:value="1.7461398144188" calcext:value-type="float">
            <text:p>1.7461398144188</text:p>
          </table:table-cell>
          <table:table-cell table:formula="of:=AVERAGE([.D23:.D25])" office:value-type="float" office:value="17.1339563862928" calcext:value-type="float">
            <text:p>17.1339563862928</text:p>
          </table:table-cell>
          <table:table-cell table:formula="of:=AVERAGE([.E23:.E25])" office:value-type="float" office:value="1.4239843728111" calcext:value-type="float">
            <text:p>1.4239843728111</text:p>
          </table:table-cell>
        </table:table-row>
        <table:table-row table:style-name="ro1">
          <table:table-cell office:value-type="string" calcext:value-type="string">
            <text:p>Ga_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</text:p>
          </table:table-cell>
          <table:table-cell office:value-type="float" office:value="15.1869158878505" calcext:value-type="float">
            <text:p>15.1869158878505</text:p>
          </table:table-cell>
          <table:table-cell office:value-type="float" office:value="1.774035" calcext:value-type="float">
            <text:p>1.774035</text:p>
          </table:table-cell>
          <table:table-cell/>
          <table:table-cell office:value-type="string" calcext:value-type="string">
            <text:p>Par-3</text:p>
          </table:table-cell>
          <table:table-cell table:formula="of:=AVERAGE([.D26:.D28])" office:value-type="float" office:value="14.4080996884735" calcext:value-type="float">
            <text:p>14.4080996884735</text:p>
          </table:table-cell>
          <table:table-cell table:formula="of:=AVERAGE([.E26:.E28])" office:value-type="float" office:value="1.40791843279121" calcext:value-type="float">
            <text:p>1.40791843279121</text:p>
          </table:table-cell>
          <table:table-cell table:formula="of:=AVERAGE([.D29:.D31])" office:value-type="float" office:value="14.797507788162" calcext:value-type="float">
            <text:p>14.797507788162</text:p>
          </table:table-cell>
          <table:table-cell table:formula="of:=AVERAGE([.E29:.E31])" office:value-type="float" office:value="1.36817292252856" calcext:value-type="float">
            <text:p>1.36817292252856</text:p>
          </table:table-cell>
        </table:table-row>
        <table:table-row table:style-name="ro1">
          <table:table-cell office:value-type="string" calcext:value-type="string">
            <text:p>Ga_2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</text:p>
          </table:table-cell>
          <table:table-cell office:value-type="float" office:value="16.3551401869159" calcext:value-type="float">
            <text:p>16.3551401869159</text:p>
          </table:table-cell>
          <table:table-cell office:value-type="float" office:value="1.823212" calcext:value-type="float">
            <text:p>1.823212</text:p>
          </table:table-cell>
          <table:table-cell/>
          <table:table-cell office:value-type="string" calcext:value-type="string">
            <text:p>Ga</text:p>
          </table:table-cell>
          <table:table-cell table:formula="of:=AVERAGE([.D8:.D10])" office:value-type="float" office:value="15.9657320872274" calcext:value-type="float">
            <text:p>15.9657320872274</text:p>
          </table:table-cell>
          <table:table-cell table:formula="of:=AVERAGE([.E8:.E10])" office:value-type="float" office:value="1.78070366666667" calcext:value-type="float">
            <text:p>1.78070366666667</text:p>
          </table:table-cell>
          <table:table-cell table:formula="of:=AVERAGE([.D11:.D13])" office:value-type="float" office:value="16.5498442367601" calcext:value-type="float">
            <text:p>16.5498442367601</text:p>
          </table:table-cell>
          <table:table-cell table:formula="of:=AVERAGE([.E11:.E13])" office:value-type="float" office:value="1.1816977" calcext:value-type="float">
            <text:p>1.1816977</text:p>
          </table:table-cell>
        </table:table-row>
        <table:table-row table:style-name="ro1">
          <table:table-cell office:value-type="string" calcext:value-type="string">
            <text:p>Ga_3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</text:p>
          </table:table-cell>
          <table:table-cell office:value-type="float" office:value="16.3551401869159" calcext:value-type="float">
            <text:p>16.3551401869159</text:p>
          </table:table-cell>
          <table:table-cell office:value-type="float" office:value="1.744864" calcext:value-type="float">
            <text:p>1.744864</text:p>
          </table:table-cell>
          <table:table-cell/>
          <table:table-cell office:value-type="string" calcext:value-type="string">
            <text:p>L440</text:p>
          </table:table-cell>
          <table:table-cell table:formula="of:=AVERAGE([.D14:.D16])" office:value-type="float" office:value="16.3551401869159" calcext:value-type="float">
            <text:p>16.3551401869159</text:p>
          </table:table-cell>
          <table:table-cell table:formula="of:=AVERAGE([.E14:.E16])" office:value-type="float" office:value="1.85652686611497" calcext:value-type="float">
            <text:p>1.85652686611497</text:p>
          </table:table-cell>
          <table:table-cell table:formula="of:=AVERAGE([.D17:.D19])" office:value-type="float" office:value="11.48753894081" calcext:value-type="float">
            <text:p>11.48753894081</text:p>
          </table:table-cell>
          <table:table-cell table:formula="of:=AVERAGE([.E17:.E19])" office:value-type="float" office:value="0.992741949264687" calcext:value-type="float">
            <text:p>0.992741949264687</text:p>
          </table:table-cell>
        </table:table-row>
        <table:table-row table:style-name="ro1">
          <table:table-cell office:value-type="string" calcext:value-type="string">
            <text:p>Ga_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</text:p>
          </table:table-cell>
          <table:table-cell office:value-type="float" office:value="15.1869158878505" calcext:value-type="float">
            <text:p>15.1869158878505</text:p>
          </table:table-cell>
          <table:table-cell office:value-type="float" office:value="1.2109047" calcext:value-type="float">
            <text:p>1.2109047</text:p>
          </table:table-cell>
          <table:table-cell/>
          <table:table-cell office:value-type="string" calcext:value-type="string">
            <text:p>Treatment</text:p>
          </table:table-cell>
          <table:table-cell office:value-type="string" calcext:value-type="string">
            <text:p>A Dist</text:p>
          </table:table-cell>
          <table:table-cell office:value-type="string" calcext:value-type="string">
            <text:p>A Acc</text:p>
          </table:table-cell>
          <table:table-cell office:value-type="string" calcext:value-type="string">
            <text:p>P Dist</text:p>
          </table:table-cell>
          <table:table-cell office:value-type="string" calcext:value-type="string">
            <text:p>P Acc</text:p>
          </table:table-cell>
        </table:table-row>
        <table:table-row table:style-name="ro1">
          <table:table-cell office:value-type="string" calcext:value-type="string">
            <text:p>Ga_2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</text:p>
          </table:table-cell>
          <table:table-cell office:value-type="float" office:value="18.107476635514" calcext:value-type="float">
            <text:p>18.107476635514</text:p>
          </table:table-cell>
          <table:table-cell office:value-type="float" office:value="1.2085948" calcext:value-type="float">
            <text:p>1.2085948</text:p>
          </table:table-cell>
          <table:table-cell/>
          <table:table-cell office:value-type="string" calcext:value-type="string">
            <text:p>Dhc-1</text:p>
          </table:table-cell>
          <table:table-cell table:formula="of:=STDEV([.D2:.D4])/SQRT(3)" office:value-type="float" office:value="2.06055398057989" calcext:value-type="float">
            <text:p>2.06055398057989</text:p>
          </table:table-cell>
          <table:table-cell table:formula="of:=STDEV([.E2:.E4])/SQRT(3)" office:value-type="float" office:value="0.0500058759173206" calcext:value-type="float">
            <text:p>0.0500058759173206</text:p>
          </table:table-cell>
          <table:table-cell table:formula="of:=STDEV([.D5:.D7])/SQRT(3)" office:value-type="float" office:value="0.515138495144975" calcext:value-type="float">
            <text:p>0.515138495144975</text:p>
          </table:table-cell>
          <table:table-cell table:formula="of:=STDEV([.E5:.E7])/SQRT(3)" office:value-type="float" office:value="0.0438173229899663" calcext:value-type="float">
            <text:p>0.0438173229899663</text:p>
          </table:table-cell>
        </table:table-row>
        <table:table-row table:style-name="ro1">
          <table:table-cell office:value-type="string" calcext:value-type="string">
            <text:p>Ga_3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</text:p>
          </table:table-cell>
          <table:table-cell office:value-type="float" office:value="16.3551401869159" calcext:value-type="float">
            <text:p>16.3551401869159</text:p>
          </table:table-cell>
          <table:table-cell office:value-type="float" office:value="1.1255936" calcext:value-type="float">
            <text:p>1.1255936</text:p>
          </table:table-cell>
          <table:table-cell/>
          <table:table-cell office:value-type="string" calcext:value-type="string">
            <text:p>zyg-9/tpxl-1</text:p>
          </table:table-cell>
          <table:table-cell table:formula="of:=STDEV([.D68:.D70])/SQRT(3)" office:value-type="float" office:value="0.389408099688467" calcext:value-type="float">
            <text:p>0.389408099688467</text:p>
          </table:table-cell>
          <table:table-cell table:formula="of:=STDEV([.E68:.E70])/SQRT(3)" office:value-type="float" office:value="0.331343433031387" calcext:value-type="float">
            <text:p>0.331343433031387</text:p>
          </table:table-cell>
          <table:table-cell table:formula="of:=STDEV([.D71:.D73])/SQRT(3)" office:value-type="float" office:value="0.778816199376947" calcext:value-type="float">
            <text:p>0.778816199376947</text:p>
          </table:table-cell>
          <table:table-cell table:formula="of:=STDEV([.E71:.E73])/SQRT(3)" office:value-type="float" office:value="0.0339579135919293" calcext:value-type="float">
            <text:p>0.0339579135919293</text:p>
          </table:table-cell>
        </table:table-row>
        <table:table-row table:style-name="ro1">
          <table:table-cell office:value-type="string" calcext:value-type="string">
            <text:p>L4440_10</text:p>
          </table:table-cell>
          <table:table-cell office:value-type="string" calcext:value-type="string">
            <text:p>L4440</text:p>
          </table:table-cell>
          <table:table-cell office:value-type="string" calcext:value-type="string">
            <text:p>A</text:p>
          </table:table-cell>
          <table:table-cell office:value-type="float" office:value="15.1869158878505" calcext:value-type="float">
            <text:p>15.1869158878505</text:p>
          </table:table-cell>
          <table:table-cell office:value-type="float" office:value="2.15749483668167" calcext:value-type="float">
            <text:p>2.15749483668167</text:p>
          </table:table-cell>
          <table:table-cell/>
          <table:table-cell office:value-type="string" calcext:value-type="string">
            <text:p>Zyg-9</text:p>
          </table:table-cell>
          <table:table-cell table:formula="of:=STDEV([.D74:.D79])/SQRT(6)" office:value-type="float" office:value="0.982242854799799" calcext:value-type="float">
            <text:p>0.982242854799799</text:p>
          </table:table-cell>
          <table:table-cell table:formula="of:=STDEV([.E74:.E79])/SQRT(6)" office:value-type="float" office:value="0.0739454828241351" calcext:value-type="float">
            <text:p>0.0739454828241351</text:p>
          </table:table-cell>
          <table:table-cell table:formula="of:=STDEV([.D80:.D85])/SQRT(6)" office:value-type="float" office:value="1.25881852610939" calcext:value-type="float">
            <text:p>1.25881852610939</text:p>
          </table:table-cell>
          <table:table-cell table:formula="of:=STDEV([.E80:.E85])/SQRT(6)" office:value-type="float" office:value="0.0347058623293755" calcext:value-type="float">
            <text:p>0.0347058623293755</text:p>
          </table:table-cell>
        </table:table-row>
        <table:table-row table:style-name="ro1">
          <table:table-cell office:value-type="string" calcext:value-type="string">
            <text:p>L4440_2</text:p>
          </table:table-cell>
          <table:table-cell office:value-type="string" calcext:value-type="string">
            <text:p>L4440</text:p>
          </table:table-cell>
          <table:table-cell office:value-type="string" calcext:value-type="string">
            <text:p>A</text:p>
          </table:table-cell>
          <table:table-cell office:value-type="float" office:value="15.7710280373832" calcext:value-type="float">
            <text:p>15.7710280373832</text:p>
          </table:table-cell>
          <table:table-cell office:value-type="float" office:value="1.6073947827913" calcext:value-type="float">
            <text:p>1.6073947827913</text:p>
          </table:table-cell>
          <table:table-cell/>
          <table:table-cell office:value-type="string" calcext:value-type="string">
            <text:p>Tpxl-1</text:p>
          </table:table-cell>
          <table:table-cell table:formula="of:=STDEV([.D32:.D34])/SQRT(3)" office:value-type="float" office:value="1.69739055433827" calcext:value-type="float">
            <text:p>1.69739055433827</text:p>
          </table:table-cell>
          <table:table-cell table:formula="of:=STDEV([.E32:.E34])/SQRT(3)" office:value-type="float" office:value="0.116318515816168" calcext:value-type="float">
            <text:p>0.116318515816168</text:p>
          </table:table-cell>
          <table:table-cell table:formula="of:=STDEV([.D35:.D37])/SQRT(3)" office:value-type="float" office:value="0.848695277169119" calcext:value-type="float">
            <text:p>0.848695277169119</text:p>
          </table:table-cell>
          <table:table-cell table:formula="of:=STDEV([.E35:.E37])/SQRT(3)" office:value-type="float" office:value="0.0885499769213208" calcext:value-type="float">
            <text:p>0.0885499769213208</text:p>
          </table:table-cell>
        </table:table-row>
        <table:table-row table:style-name="ro1">
          <table:table-cell office:value-type="string" calcext:value-type="string">
            <text:p>L4440_3</text:p>
          </table:table-cell>
          <table:table-cell office:value-type="string" calcext:value-type="string">
            <text:p>L4440</text:p>
          </table:table-cell>
          <table:table-cell office:value-type="string" calcext:value-type="string">
            <text:p>A</text:p>
          </table:table-cell>
          <table:table-cell office:value-type="float" office:value="18.107476635514" calcext:value-type="float">
            <text:p>18.107476635514</text:p>
          </table:table-cell>
          <table:table-cell office:value-type="float" office:value="1.80469097887194" calcext:value-type="float">
            <text:p>1.80469097887194</text:p>
          </table:table-cell>
          <table:table-cell/>
          <table:table-cell office:value-type="string" calcext:value-type="string">
            <text:p>WT</text:p>
          </table:table-cell>
          <table:table-cell table:formula="of:=STDEV([.D38:.D52])/SQRT(15)" office:value-type="float" office:value="0.265336894030076" calcext:value-type="float">
            <text:p>0.265336894030076</text:p>
          </table:table-cell>
          <table:table-cell table:formula="of:=STDEV([.E38:.E52])/SQRT(15)" office:value-type="float" office:value="0.0509472042762447" calcext:value-type="float">
            <text:p>0.0509472042762447</text:p>
          </table:table-cell>
          <table:table-cell table:formula="of:=STDEV([.D53:.D67])/SQRT(15)" office:value-type="float" office:value="0.661502736813299" calcext:value-type="float">
            <text:p>0.661502736813299</text:p>
          </table:table-cell>
          <table:table-cell table:formula="of:=STDEV([.E53:.E67])/SQRT(15)" office:value-type="float" office:value="0.0216716483899038" calcext:value-type="float">
            <text:p>0.0216716483899038</text:p>
          </table:table-cell>
        </table:table-row>
        <table:table-row table:style-name="ro1">
          <table:table-cell office:value-type="string" calcext:value-type="string">
            <text:p>L4440_10</text:p>
          </table:table-cell>
          <table:table-cell office:value-type="string" calcext:value-type="string">
            <text:p>L4440</text:p>
          </table:table-cell>
          <table:table-cell office:value-type="string" calcext:value-type="string">
            <text:p>P</text:p>
          </table:table-cell>
          <table:table-cell office:value-type="float" office:value="12.8504672897196" calcext:value-type="float">
            <text:p>12.8504672897196</text:p>
          </table:table-cell>
          <table:table-cell office:value-type="float" office:value="1.08547920225348" calcext:value-type="float">
            <text:p>1.08547920225348</text:p>
          </table:table-cell>
          <table:table-cell/>
          <table:table-cell office:value-type="string" calcext:value-type="string">
            <text:p>Par-2</text:p>
          </table:table-cell>
          <table:table-cell table:formula="of:=STDEV([.D20:.D22])/SQRT(3)" office:value-type="float" office:value="1.03027699028996" calcext:value-type="float">
            <text:p>1.03027699028996</text:p>
          </table:table-cell>
          <table:table-cell table:formula="of:=STDEV([.E20:.E22])/SQRT(3)" office:value-type="float" office:value="0.164509992429773" calcext:value-type="float">
            <text:p>0.164509992429773</text:p>
          </table:table-cell>
          <table:table-cell table:formula="of:=STDEV([.D23:.D25])/SQRT(3)" office:value-type="float" office:value="0.389408099688467" calcext:value-type="float">
            <text:p>0.389408099688467</text:p>
          </table:table-cell>
          <table:table-cell table:formula="of:=STDEV([.E23:.E25])/SQRT(3)" office:value-type="float" office:value="0.0443079054967017" calcext:value-type="float">
            <text:p>0.0443079054967017</text:p>
          </table:table-cell>
        </table:table-row>
        <table:table-row table:style-name="ro1">
          <table:table-cell office:value-type="string" calcext:value-type="string">
            <text:p>L4440_2</text:p>
          </table:table-cell>
          <table:table-cell office:value-type="string" calcext:value-type="string">
            <text:p>L4440</text:p>
          </table:table-cell>
          <table:table-cell office:value-type="string" calcext:value-type="string">
            <text:p>P</text:p>
          </table:table-cell>
          <table:table-cell office:value-type="float" office:value="11.0981308411215" calcext:value-type="float">
            <text:p>11.0981308411215</text:p>
          </table:table-cell>
          <table:table-cell office:value-type="float" office:value="0.87937470561246" calcext:value-type="float">
            <text:p>0.87937470561246</text:p>
          </table:table-cell>
          <table:table-cell/>
          <table:table-cell office:value-type="string" calcext:value-type="string">
            <text:p>Par-3</text:p>
          </table:table-cell>
          <table:table-cell table:formula="of:=STDEV([.D26:.D28])/SQRT(3)" office:value-type="float" office:value="1.5576323987539" calcext:value-type="float">
            <text:p>1.5576323987539</text:p>
          </table:table-cell>
          <table:table-cell table:formula="of:=STDEV([.E26:.E28])/SQRT(3)" office:value-type="float" office:value="0.154098760437359" calcext:value-type="float">
            <text:p>0.154098760437359</text:p>
          </table:table-cell>
          <table:table-cell table:formula="of:=STDEV([.D29:.D31])/SQRT(3)" office:value-type="float" office:value="1.03027699028996" calcext:value-type="float">
            <text:p>1.03027699028996</text:p>
          </table:table-cell>
          <table:table-cell table:formula="of:=STDEV([.E29:.E31])/SQRT(3)" office:value-type="float" office:value="0.0759879138542798" calcext:value-type="float">
            <text:p>0.0759879138542798</text:p>
          </table:table-cell>
        </table:table-row>
        <table:table-row table:style-name="ro1">
          <table:table-cell office:value-type="string" calcext:value-type="string">
            <text:p>L4440_3</text:p>
          </table:table-cell>
          <table:table-cell office:value-type="string" calcext:value-type="string">
            <text:p>L4440</text:p>
          </table:table-cell>
          <table:table-cell office:value-type="string" calcext:value-type="string">
            <text:p>P</text:p>
          </table:table-cell>
          <table:table-cell office:value-type="float" office:value="10.5140186915888" calcext:value-type="float">
            <text:p>10.5140186915888</text:p>
          </table:table-cell>
          <table:table-cell office:value-type="float" office:value="1.01337193992812" calcext:value-type="float">
            <text:p>1.01337193992812</text:p>
          </table:table-cell>
          <table:table-cell/>
          <table:table-cell office:value-type="string" calcext:value-type="string">
            <text:p>Ga</text:p>
          </table:table-cell>
          <table:table-cell table:formula="of:=STDEV([.D8:.D10])/SQRT(3)" office:value-type="float" office:value="0.389408099688467" calcext:value-type="float">
            <text:p>0.389408099688467</text:p>
          </table:table-cell>
          <table:table-cell table:formula="of:=STDEV([.E8:.E10])/SQRT(3)" office:value-type="float" office:value="0.0228615806710249" calcext:value-type="float">
            <text:p>0.0228615806710249</text:p>
          </table:table-cell>
          <table:table-cell table:formula="of:=STDEV([.D11:.D13])/SQRT(3)" office:value-type="float" office:value="0.84869527716912" calcext:value-type="float">
            <text:p>0.84869527716912</text:p>
          </table:table-cell>
          <table:table-cell table:formula="of:=STDEV([.E11:.E13])/SQRT(3)" office:value-type="float" office:value="0.0280599740859348" calcext:value-type="float">
            <text:p>0.0280599740859348</text:p>
          </table:table-cell>
        </table:table-row>
        <table:table-row table:style-name="ro1">
          <table:table-cell office:value-type="string" calcext:value-type="string">
            <text:p>PAR2L4440_1</text:p>
          </table:table-cell>
          <table:table-cell office:value-type="string" calcext:value-type="string">
            <text:p>PAR2L4440</text:p>
          </table:table-cell>
          <table:table-cell office:value-type="string" calcext:value-type="string">
            <text:p>A</text:p>
          </table:table-cell>
          <table:table-cell office:value-type="float" office:value="14.018691588785" calcext:value-type="float">
            <text:p>14.018691588785</text:p>
          </table:table-cell>
          <table:table-cell office:value-type="float" office:value="1.4227935948985" calcext:value-type="float">
            <text:p>1.4227935948985</text:p>
          </table:table-cell>
          <table:table-cell/>
          <table:table-cell office:value-type="string" calcext:value-type="string">
            <text:p>L440</text:p>
          </table:table-cell>
          <table:table-cell table:formula="of:=STDEV([.D14:.D16])/SQRT(3)" office:value-type="float" office:value="0.892246046525655" calcext:value-type="float">
            <text:p>0.892246046525655</text:p>
          </table:table-cell>
          <table:table-cell table:formula="of:=STDEV([.E14:.E16])/SQRT(3)" office:value-type="float" office:value="0.160901353554749" calcext:value-type="float">
            <text:p>0.160901353554749</text:p>
          </table:table-cell>
          <table:table-cell table:formula="of:=STDEV([.D17:.D19])/SQRT(3)" office:value-type="float" office:value="0.702015435253879" calcext:value-type="float">
            <text:p>0.702015435253879</text:p>
          </table:table-cell>
          <table:table-cell table:formula="of:=STDEV([.E17:.E19])/SQRT(3)" office:value-type="float" office:value="0.0603847753162778" calcext:value-type="float">
            <text:p>0.0603847753162778</text:p>
          </table:table-cell>
        </table:table-row>
        <table:table-row table:style-name="ro1">
          <table:table-cell office:value-type="string" calcext:value-type="string">
            <text:p>PAR2L4440_2</text:p>
          </table:table-cell>
          <table:table-cell office:value-type="string" calcext:value-type="string">
            <text:p>PAR2L4440</text:p>
          </table:table-cell>
          <table:table-cell office:value-type="string" calcext:value-type="string">
            <text:p>A</text:p>
          </table:table-cell>
          <table:table-cell office:value-type="float" office:value="15.1869158878505" calcext:value-type="float">
            <text:p>15.1869158878505</text:p>
          </table:table-cell>
          <table:table-cell office:value-type="float" office:value="1.85512488408272" calcext:value-type="float">
            <text:p>1.855124884082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2L4440_3</text:p>
          </table:table-cell>
          <table:table-cell office:value-type="string" calcext:value-type="string">
            <text:p>PAR2L4440</text:p>
          </table:table-cell>
          <table:table-cell office:value-type="string" calcext:value-type="string">
            <text:p>A</text:p>
          </table:table-cell>
          <table:table-cell office:value-type="float" office:value="17.5233644859813" calcext:value-type="float">
            <text:p>17.5233644859813</text:p>
          </table:table-cell>
          <table:table-cell office:value-type="float" office:value="1.96050096427517" calcext:value-type="float">
            <text:p>1.960500964275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2L4440_1</text:p>
          </table:table-cell>
          <table:table-cell office:value-type="string" calcext:value-type="string">
            <text:p>PAR2L4440</text:p>
          </table:table-cell>
          <table:table-cell office:value-type="string" calcext:value-type="string">
            <text:p>P</text:p>
          </table:table-cell>
          <table:table-cell office:value-type="float" office:value="17.5233644859813" calcext:value-type="float">
            <text:p>17.5233644859813</text:p>
          </table:table-cell>
          <table:table-cell office:value-type="float" office:value="1.3798151742587" calcext:value-type="float">
            <text:p>1.37981517425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2L4440_2</text:p>
          </table:table-cell>
          <table:table-cell office:value-type="string" calcext:value-type="string">
            <text:p>PAR2L4440</text:p>
          </table:table-cell>
          <table:table-cell office:value-type="string" calcext:value-type="string">
            <text:p>P</text:p>
          </table:table-cell>
          <table:table-cell office:value-type="float" office:value="16.3551401869159" calcext:value-type="float">
            <text:p>16.3551401869159</text:p>
          </table:table-cell>
          <table:table-cell office:value-type="float" office:value="1.51260003921344" calcext:value-type="float">
            <text:p>1.512600039213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2L4440_3</text:p>
          </table:table-cell>
          <table:table-cell office:value-type="string" calcext:value-type="string">
            <text:p>PAR2L4440</text:p>
          </table:table-cell>
          <table:table-cell office:value-type="string" calcext:value-type="string">
            <text:p>P</text:p>
          </table:table-cell>
          <table:table-cell office:value-type="float" office:value="17.5233644859813" calcext:value-type="float">
            <text:p>17.5233644859813</text:p>
          </table:table-cell>
          <table:table-cell office:value-type="float" office:value="1.37953790496116" calcext:value-type="float">
            <text:p>1.37953790496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3_1</text:p>
          </table:table-cell>
          <table:table-cell office:value-type="string" calcext:value-type="string">
            <text:p>PAR3</text:p>
          </table:table-cell>
          <table:table-cell office:value-type="string" calcext:value-type="string">
            <text:p>A</text:p>
          </table:table-cell>
          <table:table-cell office:value-type="float" office:value="17.5233644859813" calcext:value-type="float">
            <text:p>17.5233644859813</text:p>
          </table:table-cell>
          <table:table-cell office:value-type="float" office:value="1.45002885108419" calcext:value-type="float">
            <text:p>1.450028851084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3_2</text:p>
          </table:table-cell>
          <table:table-cell office:value-type="string" calcext:value-type="string">
            <text:p>PAR3</text:p>
          </table:table-cell>
          <table:table-cell office:value-type="string" calcext:value-type="string">
            <text:p>A</text:p>
          </table:table-cell>
          <table:table-cell office:value-type="float" office:value="12.8504672897196" calcext:value-type="float">
            <text:p>12.8504672897196</text:p>
          </table:table-cell>
          <table:table-cell office:value-type="float" office:value="1.65126692711421" calcext:value-type="float">
            <text:p>1.651266927114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3_3</text:p>
          </table:table-cell>
          <table:table-cell office:value-type="string" calcext:value-type="string">
            <text:p>PAR3</text:p>
          </table:table-cell>
          <table:table-cell office:value-type="string" calcext:value-type="string">
            <text:p>A</text:p>
          </table:table-cell>
          <table:table-cell office:value-type="float" office:value="12.8504672897196" calcext:value-type="float">
            <text:p>12.8504672897196</text:p>
          </table:table-cell>
          <table:table-cell office:value-type="float" office:value="1.12245952017522" calcext:value-type="float">
            <text:p>1.122459520175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3_1</text:p>
          </table:table-cell>
          <table:table-cell office:value-type="string" calcext:value-type="string">
            <text:p>PAR3</text:p>
          </table:table-cell>
          <table:table-cell office:value-type="string" calcext:value-type="string">
            <text:p>P</text:p>
          </table:table-cell>
          <table:table-cell office:value-type="float" office:value="16.3551401869159" calcext:value-type="float">
            <text:p>16.3551401869159</text:p>
          </table:table-cell>
          <table:table-cell office:value-type="float" office:value="1.39367384478712" calcext:value-type="float">
            <text:p>1.393673844787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3_2</text:p>
          </table:table-cell>
          <table:table-cell office:value-type="string" calcext:value-type="string">
            <text:p>PAR3</text:p>
          </table:table-cell>
          <table:table-cell office:value-type="string" calcext:value-type="string">
            <text:p>P</text:p>
          </table:table-cell>
          <table:table-cell office:value-type="float" office:value="15.1869158878505" calcext:value-type="float">
            <text:p>15.1869158878505</text:p>
          </table:table-cell>
          <table:table-cell office:value-type="float" office:value="1.4851713202719" calcext:value-type="float">
            <text:p>1.48517132027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3_3</text:p>
          </table:table-cell>
          <table:table-cell office:value-type="string" calcext:value-type="string">
            <text:p>PAR3</text:p>
          </table:table-cell>
          <table:table-cell office:value-type="string" calcext:value-type="string">
            <text:p>P</text:p>
          </table:table-cell>
          <table:table-cell office:value-type="float" office:value="12.8504672897196" calcext:value-type="float">
            <text:p>12.8504672897196</text:p>
          </table:table-cell>
          <table:table-cell office:value-type="float" office:value="1.22567360252665" calcext:value-type="float">
            <text:p>1.225673602526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XL1_1</text:p>
          </table:table-cell>
          <table:table-cell office:value-type="string" calcext:value-type="string">
            <text:p>TPXL1</text:p>
          </table:table-cell>
          <table:table-cell office:value-type="string" calcext:value-type="string">
            <text:p>A</text:p>
          </table:table-cell>
          <table:table-cell office:value-type="float" office:value="26.8691588785047" calcext:value-type="float">
            <text:p>26.8691588785047</text:p>
          </table:table-cell>
          <table:table-cell office:value-type="float" office:value="2.31216861848371" calcext:value-type="float">
            <text:p>2.312168618483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XL1_2</text:p>
          </table:table-cell>
          <table:table-cell office:value-type="string" calcext:value-type="string">
            <text:p>TPXL1</text:p>
          </table:table-cell>
          <table:table-cell office:value-type="string" calcext:value-type="string">
            <text:p>A</text:p>
          </table:table-cell>
          <table:table-cell office:value-type="float" office:value="23.3644859813084" calcext:value-type="float">
            <text:p>23.3644859813084</text:p>
          </table:table-cell>
          <table:table-cell office:value-type="float" office:value="2.44982008404128" calcext:value-type="float">
            <text:p>2.449820084041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XL1_3</text:p>
          </table:table-cell>
          <table:table-cell office:value-type="string" calcext:value-type="string">
            <text:p>TPXL1</text:p>
          </table:table-cell>
          <table:table-cell office:value-type="string" calcext:value-type="string">
            <text:p>A</text:p>
          </table:table-cell>
          <table:table-cell office:value-type="float" office:value="21.0280373831776" calcext:value-type="float">
            <text:p>21.0280373831776</text:p>
          </table:table-cell>
          <table:table-cell office:value-type="float" office:value="2.05303241807897" calcext:value-type="float">
            <text:p>2.053032418078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XL1_1</text:p>
          </table:table-cell>
          <table:table-cell office:value-type="string" calcext:value-type="string">
            <text:p>TPXL1</text:p>
          </table:table-cell>
          <table:table-cell office:value-type="string" calcext:value-type="string">
            <text:p>P</text:p>
          </table:table-cell>
          <table:table-cell office:value-type="float" office:value="14.018691588785" calcext:value-type="float">
            <text:p>14.018691588785</text:p>
          </table:table-cell>
          <table:table-cell office:value-type="float" office:value="1.09420110463719" calcext:value-type="float">
            <text:p>1.094201104637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XL1_2</text:p>
          </table:table-cell>
          <table:table-cell office:value-type="string" calcext:value-type="string">
            <text:p>TPXL1</text:p>
          </table:table-cell>
          <table:table-cell office:value-type="string" calcext:value-type="string">
            <text:p>P</text:p>
          </table:table-cell>
          <table:table-cell office:value-type="float" office:value="12.8504672897196" calcext:value-type="float">
            <text:p>12.8504672897196</text:p>
          </table:table-cell>
          <table:table-cell office:value-type="float" office:value="1.40085872639358" calcext:value-type="float">
            <text:p>1.40085872639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XL1_3</text:p>
          </table:table-cell>
          <table:table-cell office:value-type="string" calcext:value-type="string">
            <text:p>TPXL1</text:p>
          </table:table-cell>
          <table:table-cell office:value-type="string" calcext:value-type="string">
            <text:p>P</text:p>
          </table:table-cell>
          <table:table-cell office:value-type="float" office:value="11.0981308411215" calcext:value-type="float">
            <text:p>11.0981308411215</text:p>
          </table:table-cell>
          <table:table-cell office:value-type="float" office:value="1.24114924322054" calcext:value-type="float">
            <text:p>1.241149243220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dtype_1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A</text:p>
          </table:table-cell>
          <table:table-cell office:value-type="float" office:value="16.9392523364486" calcext:value-type="float">
            <text:p>16.9392523364486</text:p>
          </table:table-cell>
          <table:table-cell office:value-type="float" office:value="1.429299" calcext:value-type="float">
            <text:p>1.429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dtype_1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A</text:p>
          </table:table-cell>
          <table:table-cell office:value-type="float" office:value="16.3551401869159" calcext:value-type="float">
            <text:p>16.3551401869159</text:p>
          </table:table-cell>
          <table:table-cell office:value-type="float" office:value="1.93232027891323" calcext:value-type="float">
            <text:p>1.932320278913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dtype_1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A</text:p>
          </table:table-cell>
          <table:table-cell office:value-type="float" office:value="17.5233644859813" calcext:value-type="float">
            <text:p>17.5233644859813</text:p>
          </table:table-cell>
          <table:table-cell office:value-type="float" office:value="2.00035228973158" calcext:value-type="float">
            <text:p>2.000352289731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dtype_1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A</text:p>
          </table:table-cell>
          <table:table-cell office:value-type="float" office:value="15.1869158878505" calcext:value-type="float">
            <text:p>15.1869158878505</text:p>
          </table:table-cell>
          <table:table-cell office:value-type="float" office:value="1.64249253783852" calcext:value-type="float">
            <text:p>1.642492537838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dtype_1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A</text:p>
          </table:table-cell>
          <table:table-cell office:value-type="float" office:value="18.6915887850467" calcext:value-type="float">
            <text:p>18.6915887850467</text:p>
          </table:table-cell>
          <table:table-cell office:value-type="float" office:value="1.7916153179079" calcext:value-type="float">
            <text:p>1.79161531790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dtype_2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A</text:p>
          </table:table-cell>
          <table:table-cell office:value-type="float" office:value="17.5233644859813" calcext:value-type="float">
            <text:p>17.5233644859813</text:p>
          </table:table-cell>
          <table:table-cell office:value-type="float" office:value="1.956253" calcext:value-type="float">
            <text:p>1.9562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dtype_2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A</text:p>
          </table:table-cell>
          <table:table-cell office:value-type="float" office:value="17.5233644859813" calcext:value-type="float">
            <text:p>17.5233644859813</text:p>
          </table:table-cell>
          <table:table-cell office:value-type="float" office:value="1.65151639345371" calcext:value-type="float">
            <text:p>1.651516393453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dtype_2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A</text:p>
          </table:table-cell>
          <table:table-cell office:value-type="float" office:value="14.6028037383178" calcext:value-type="float">
            <text:p>14.6028037383178</text:p>
          </table:table-cell>
          <table:table-cell office:value-type="float" office:value="1.67166044175625" calcext:value-type="float">
            <text:p>1.67166044175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dtype_2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A</text:p>
          </table:table-cell>
          <table:table-cell office:value-type="float" office:value="16.3551401869159" calcext:value-type="float">
            <text:p>16.3551401869159</text:p>
          </table:table-cell>
          <table:table-cell office:value-type="float" office:value="1.55412007238125" calcext:value-type="float">
            <text:p>1.55412007238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dtype_3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A</text:p>
          </table:table-cell>
          <table:table-cell office:value-type="float" office:value="17.5233644859813" calcext:value-type="float">
            <text:p>17.5233644859813</text:p>
          </table:table-cell>
          <table:table-cell office:value-type="float" office:value="1.324504" calcext:value-type="float">
            <text:p>1.3245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dtype_3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A</text:p>
          </table:table-cell>
          <table:table-cell office:value-type="float" office:value="17.5233644859813" calcext:value-type="float">
            <text:p>17.5233644859813</text:p>
          </table:table-cell>
          <table:table-cell office:value-type="float" office:value="1.66291198061716" calcext:value-type="float">
            <text:p>1.662911980617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dtype_3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A</text:p>
          </table:table-cell>
          <table:table-cell office:value-type="float" office:value="16.3551401869159" calcext:value-type="float">
            <text:p>16.3551401869159</text:p>
          </table:table-cell>
          <table:table-cell office:value-type="float" office:value="1.60399422269561" calcext:value-type="float">
            <text:p>1.603994222695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dtype_3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A</text:p>
          </table:table-cell>
          <table:table-cell office:value-type="float" office:value="16.3551401869159" calcext:value-type="float">
            <text:p>16.3551401869159</text:p>
          </table:table-cell>
          <table:table-cell office:value-type="float" office:value="1.88652775400085" calcext:value-type="float">
            <text:p>1.886527754000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dtype_3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A</text:p>
          </table:table-cell>
          <table:table-cell office:value-type="float" office:value="16.3551401869159" calcext:value-type="float">
            <text:p>16.3551401869159</text:p>
          </table:table-cell>
          <table:table-cell office:value-type="float" office:value="1.8109009181583" calcext:value-type="float">
            <text:p>1.81090091815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dtype_4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A</text:p>
          </table:table-cell>
          <table:table-cell office:value-type="float" office:value="16.3551401869159" calcext:value-type="float">
            <text:p>16.3551401869159</text:p>
          </table:table-cell>
          <table:table-cell office:value-type="float" office:value="1.88208916325596" calcext:value-type="float">
            <text:p>1.882089163255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dtype_1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P</text:p>
          </table:table-cell>
          <table:table-cell office:value-type="float" office:value="11.6822429906542" calcext:value-type="float">
            <text:p>11.6822429906542</text:p>
          </table:table-cell>
          <table:table-cell office:value-type="float" office:value="0.8565722" calcext:value-type="float">
            <text:p>0.85657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dtype_1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P</text:p>
          </table:table-cell>
          <table:table-cell office:value-type="float" office:value="10.5140186915888" calcext:value-type="float">
            <text:p>10.5140186915888</text:p>
          </table:table-cell>
          <table:table-cell office:value-type="float" office:value="1.08904748956946" calcext:value-type="float">
            <text:p>1.089047489569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dtype_1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P</text:p>
          </table:table-cell>
          <table:table-cell office:value-type="float" office:value="19.8598130841122" calcext:value-type="float">
            <text:p>19.8598130841122</text:p>
          </table:table-cell>
          <table:table-cell office:value-type="float" office:value="1.16642168075484" calcext:value-type="float">
            <text:p>1.166421680754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dtype_1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P</text:p>
          </table:table-cell>
          <table:table-cell office:value-type="float" office:value="9.34579439252336" calcext:value-type="float">
            <text:p>9.34579439252336</text:p>
          </table:table-cell>
          <table:table-cell office:value-type="float" office:value="0.996917775477146" calcext:value-type="float">
            <text:p>0.9969177754771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dtype_1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P</text:p>
          </table:table-cell>
          <table:table-cell office:value-type="float" office:value="9.34579439252336" calcext:value-type="float">
            <text:p>9.34579439252336</text:p>
          </table:table-cell>
          <table:table-cell office:value-type="float" office:value="1.08270039196821" calcext:value-type="float">
            <text:p>1.082700391968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dtype_2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P</text:p>
          </table:table-cell>
          <table:table-cell office:value-type="float" office:value="10.5140186915888" calcext:value-type="float">
            <text:p>10.5140186915888</text:p>
          </table:table-cell>
          <table:table-cell office:value-type="float" office:value="1.011229" calcext:value-type="float">
            <text:p>1.0112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dtype_2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P</text:p>
          </table:table-cell>
          <table:table-cell office:value-type="float" office:value="10.5140186915888" calcext:value-type="float">
            <text:p>10.5140186915888</text:p>
          </table:table-cell>
          <table:table-cell office:value-type="float" office:value="1.04425422606801" calcext:value-type="float">
            <text:p>1.04425422606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dtype_2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P</text:p>
          </table:table-cell>
          <table:table-cell office:value-type="float" office:value="9.34579439252336" calcext:value-type="float">
            <text:p>9.34579439252336</text:p>
          </table:table-cell>
          <table:table-cell office:value-type="float" office:value="0.968730636459447" calcext:value-type="float">
            <text:p>0.9687306364594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dtype_2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P</text:p>
          </table:table-cell>
          <table:table-cell office:value-type="float" office:value="9.34579439252336" calcext:value-type="float">
            <text:p>9.34579439252336</text:p>
          </table:table-cell>
          <table:table-cell office:value-type="float" office:value="0.911363160358273" calcext:value-type="float">
            <text:p>0.911363160358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dtype_3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P</text:p>
          </table:table-cell>
          <table:table-cell office:value-type="float" office:value="10.5140186915888" calcext:value-type="float">
            <text:p>10.5140186915888</text:p>
          </table:table-cell>
          <table:table-cell office:value-type="float" office:value="0.8669487" calcext:value-type="float">
            <text:p>0.86694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dtype_3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P</text:p>
          </table:table-cell>
          <table:table-cell office:value-type="float" office:value="10.5140186915888" calcext:value-type="float">
            <text:p>10.5140186915888</text:p>
          </table:table-cell>
          <table:table-cell office:value-type="float" office:value="1.01573828008892" calcext:value-type="float">
            <text:p>1.015738280088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dtype_3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P</text:p>
          </table:table-cell>
          <table:table-cell office:value-type="float" office:value="10.5140186915888" calcext:value-type="float">
            <text:p>10.5140186915888</text:p>
          </table:table-cell>
          <table:table-cell office:value-type="float" office:value="0.977222123386651" calcext:value-type="float">
            <text:p>0.9772221233866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dtype_3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P</text:p>
          </table:table-cell>
          <table:table-cell office:value-type="float" office:value="10.5140186915888" calcext:value-type="float">
            <text:p>10.5140186915888</text:p>
          </table:table-cell>
          <table:table-cell office:value-type="float" office:value="1.01465924051442" calcext:value-type="float">
            <text:p>1.014659240514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dtype_3b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P</text:p>
          </table:table-cell>
          <table:table-cell office:value-type="float" office:value="10.5140186915888" calcext:value-type="float">
            <text:p>10.5140186915888</text:p>
          </table:table-cell>
          <table:table-cell office:value-type="float" office:value="1.03437251871338" calcext:value-type="float">
            <text:p>1.034372518713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dtype_4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P</text:p>
          </table:table-cell>
          <table:table-cell office:value-type="float" office:value="10.5140186915888" calcext:value-type="float">
            <text:p>10.5140186915888</text:p>
          </table:table-cell>
          <table:table-cell office:value-type="float" office:value="0.930187781298016" calcext:value-type="float">
            <text:p>0.930187781298016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zyg9tstxpl1_1</text:p>
          </table:table-cell>
          <table:table-cell table:style-name="ce2" office:value-type="string" calcext:value-type="string">
            <text:p>zyg9tstpxl1</text:p>
          </table:table-cell>
          <table:table-cell table:style-name="ce2" office:value-type="string" calcext:value-type="string">
            <text:p>A</text:p>
          </table:table-cell>
          <table:table-cell office:value-type="float" office:value="42.0560747663551" calcext:value-type="float">
            <text:p>42.0560747663551</text:p>
          </table:table-cell>
          <table:table-cell office:value-type="float" office:value="2.04740815796108" calcext:value-type="float">
            <text:p>2.04740815796108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zyg9tstxpl1_4</text:p>
          </table:table-cell>
          <table:table-cell table:style-name="ce2" office:value-type="string" calcext:value-type="string">
            <text:p>zyg9tstpxl1</text:p>
          </table:table-cell>
          <table:table-cell table:style-name="ce2" office:value-type="string" calcext:value-type="string">
            <text:p>A</text:p>
          </table:table-cell>
          <table:table-cell office:value-type="float" office:value="40.8878504672897" calcext:value-type="float">
            <text:p>40.8878504672897</text:p>
          </table:table-cell>
          <table:table-cell office:value-type="float" office:value="3.18449870663712" calcext:value-type="float">
            <text:p>3.18449870663712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zyg9tstxpl1_5</text:p>
          </table:table-cell>
          <table:table-cell table:style-name="ce2" office:value-type="string" calcext:value-type="string">
            <text:p>zyg9tstpxl1</text:p>
          </table:table-cell>
          <table:table-cell table:style-name="ce2" office:value-type="string" calcext:value-type="string">
            <text:p>A</text:p>
          </table:table-cell>
          <table:table-cell office:value-type="float" office:value="42.0560747663551" calcext:value-type="float">
            <text:p>42.0560747663551</text:p>
          </table:table-cell>
          <table:table-cell office:value-type="float" office:value="2.48043572644137" calcext:value-type="float">
            <text:p>2.480435726441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yg9tstxpl1_1</text:p>
          </table:table-cell>
          <table:table-cell office:value-type="string" calcext:value-type="string">
            <text:p>zyg9tstpxl1</text:p>
          </table:table-cell>
          <table:table-cell office:value-type="string" calcext:value-type="string">
            <text:p>P</text:p>
          </table:table-cell>
          <table:table-cell office:value-type="float" office:value="7.00934579439252" calcext:value-type="float">
            <text:p>7.00934579439252</text:p>
          </table:table-cell>
          <table:table-cell office:value-type="float" office:value="0.855748857922161" calcext:value-type="float">
            <text:p>0.8557488579221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yg9tstxpl1_4</text:p>
          </table:table-cell>
          <table:table-cell office:value-type="string" calcext:value-type="string">
            <text:p>zyg9tstpxl1</text:p>
          </table:table-cell>
          <table:table-cell office:value-type="string" calcext:value-type="string">
            <text:p>P</text:p>
          </table:table-cell>
          <table:table-cell office:value-type="float" office:value="4.67289719626168" calcext:value-type="float">
            <text:p>4.67289719626168</text:p>
          </table:table-cell>
          <table:table-cell office:value-type="float" office:value="0.83059025615024" calcext:value-type="float">
            <text:p>0.830590256150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yg9tstxpl1_5</text:p>
          </table:table-cell>
          <table:table-cell office:value-type="string" calcext:value-type="string">
            <text:p>zyg9tstpxl1</text:p>
          </table:table-cell>
          <table:table-cell office:value-type="string" calcext:value-type="string">
            <text:p>P</text:p>
          </table:table-cell>
          <table:table-cell office:value-type="float" office:value="4.67289719626168" calcext:value-type="float">
            <text:p>4.67289719626168</text:p>
          </table:table-cell>
          <table:table-cell office:value-type="float" office:value="0.942686101526621" calcext:value-type="float">
            <text:p>0.9426861015266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YG9_1</text:p>
          </table:table-cell>
          <table:table-cell office:value-type="string" calcext:value-type="string">
            <text:p>zygts</text:p>
          </table:table-cell>
          <table:table-cell office:value-type="string" calcext:value-type="string">
            <text:p>A</text:p>
          </table:table-cell>
          <table:table-cell office:value-type="float" office:value="35.6308411214953" calcext:value-type="float">
            <text:p>35.6308411214953</text:p>
          </table:table-cell>
          <table:table-cell office:value-type="float" office:value="2.3759878309252" calcext:value-type="float">
            <text:p>2.37598783092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YG9_2</text:p>
          </table:table-cell>
          <table:table-cell office:value-type="string" calcext:value-type="string">
            <text:p>zygts</text:p>
          </table:table-cell>
          <table:table-cell office:value-type="string" calcext:value-type="string">
            <text:p>A</text:p>
          </table:table-cell>
          <table:table-cell office:value-type="float" office:value="31.5420560747664" calcext:value-type="float">
            <text:p>31.5420560747664</text:p>
          </table:table-cell>
          <table:table-cell office:value-type="float" office:value="2.20033633276107" calcext:value-type="float">
            <text:p>2.200336332761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YG9_3</text:p>
          </table:table-cell>
          <table:table-cell office:value-type="string" calcext:value-type="string">
            <text:p>zygts</text:p>
          </table:table-cell>
          <table:table-cell office:value-type="string" calcext:value-type="string">
            <text:p>A</text:p>
          </table:table-cell>
          <table:table-cell office:value-type="float" office:value="36.214953271028" calcext:value-type="float">
            <text:p>36.214953271028</text:p>
          </table:table-cell>
          <table:table-cell office:value-type="float" office:value="1.9398693116322" calcext:value-type="float">
            <text:p>1.9398693116322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zyg9ts_1</text:p>
          </table:table-cell>
          <table:table-cell table:style-name="ce3" office:value-type="string" calcext:value-type="string">
            <text:p>zygts</text:p>
          </table:table-cell>
          <table:table-cell table:style-name="ce3" office:value-type="string" calcext:value-type="string">
            <text:p>A</text:p>
          </table:table-cell>
          <table:table-cell office:value-type="float" office:value="38.5514018691589" calcext:value-type="float">
            <text:p>38.5514018691589</text:p>
          </table:table-cell>
          <table:table-cell office:value-type="float" office:value="2.225231512496" calcext:value-type="float">
            <text:p>2.225231512496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zyg9ts_3</text:p>
          </table:table-cell>
          <table:table-cell table:style-name="ce3" office:value-type="string" calcext:value-type="string">
            <text:p>zygts</text:p>
          </table:table-cell>
          <table:table-cell table:style-name="ce3" office:value-type="string" calcext:value-type="string">
            <text:p>A</text:p>
          </table:table-cell>
          <table:table-cell office:value-type="float" office:value="35.0467289719626" calcext:value-type="float">
            <text:p>35.0467289719626</text:p>
          </table:table-cell>
          <table:table-cell office:value-type="float" office:value="2.26204246279802" calcext:value-type="float">
            <text:p>2.26204246279802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zyg9ts_5</text:p>
          </table:table-cell>
          <table:table-cell table:style-name="ce3" office:value-type="string" calcext:value-type="string">
            <text:p>zygts</text:p>
          </table:table-cell>
          <table:table-cell table:style-name="ce3" office:value-type="string" calcext:value-type="string">
            <text:p>A</text:p>
          </table:table-cell>
          <table:table-cell office:value-type="float" office:value="37.3831775700935" calcext:value-type="float">
            <text:p>37.3831775700935</text:p>
          </table:table-cell>
          <table:table-cell office:value-type="float" office:value="1.93032765718827" calcext:value-type="float">
            <text:p>1.930327657188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YG9_1</text:p>
          </table:table-cell>
          <table:table-cell office:value-type="string" calcext:value-type="string">
            <text:p>zygts</text:p>
          </table:table-cell>
          <table:table-cell office:value-type="string" calcext:value-type="string">
            <text:p>P</text:p>
          </table:table-cell>
          <table:table-cell office:value-type="float" office:value="12.8504672897196" calcext:value-type="float">
            <text:p>12.8504672897196</text:p>
          </table:table-cell>
          <table:table-cell office:value-type="float" office:value="0.93456416522169" calcext:value-type="float">
            <text:p>0.934564165221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YG9_2</text:p>
          </table:table-cell>
          <table:table-cell office:value-type="string" calcext:value-type="string">
            <text:p>zygts</text:p>
          </table:table-cell>
          <table:table-cell office:value-type="string" calcext:value-type="string">
            <text:p>P</text:p>
          </table:table-cell>
          <table:table-cell office:value-type="float" office:value="8.17757009345794" calcext:value-type="float">
            <text:p>8.17757009345794</text:p>
          </table:table-cell>
          <table:table-cell office:value-type="float" office:value="1.0053409633142" calcext:value-type="float">
            <text:p>1.00534096331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YG9_3</text:p>
          </table:table-cell>
          <table:table-cell office:value-type="string" calcext:value-type="string">
            <text:p>zygts</text:p>
          </table:table-cell>
          <table:table-cell office:value-type="string" calcext:value-type="string">
            <text:p>P</text:p>
          </table:table-cell>
          <table:table-cell office:value-type="float" office:value="7.00934579439252" calcext:value-type="float">
            <text:p>7.00934579439252</text:p>
          </table:table-cell>
          <table:table-cell office:value-type="float" office:value="0.92474351133029" calcext:value-type="float">
            <text:p>0.92474351133029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zyg9ts_1</text:p>
          </table:table-cell>
          <table:table-cell table:style-name="ce3" office:value-type="string" calcext:value-type="string">
            <text:p>zygts</text:p>
          </table:table-cell>
          <table:table-cell table:style-name="ce3" office:value-type="string" calcext:value-type="string">
            <text:p>P</text:p>
          </table:table-cell>
          <table:table-cell office:value-type="float" office:value="14.018691588785" calcext:value-type="float">
            <text:p>14.018691588785</text:p>
          </table:table-cell>
          <table:table-cell office:value-type="float" office:value="0.8838595089701" calcext:value-type="float">
            <text:p>0.8838595089701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zyg9ts_3</text:p>
          </table:table-cell>
          <table:table-cell table:style-name="ce3" office:value-type="string" calcext:value-type="string">
            <text:p>zygts</text:p>
          </table:table-cell>
          <table:table-cell table:style-name="ce3" office:value-type="string" calcext:value-type="string">
            <text:p>P</text:p>
          </table:table-cell>
          <table:table-cell office:value-type="float" office:value="14.018691588785" calcext:value-type="float">
            <text:p>14.018691588785</text:p>
          </table:table-cell>
          <table:table-cell office:value-type="float" office:value="0.749122213961742" calcext:value-type="float">
            <text:p>0.749122213961742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zyg9ts_5</text:p>
          </table:table-cell>
          <table:table-cell table:style-name="ce3" office:value-type="string" calcext:value-type="string">
            <text:p>zygts</text:p>
          </table:table-cell>
          <table:table-cell table:style-name="ce3" office:value-type="string" calcext:value-type="string">
            <text:p>P</text:p>
          </table:table-cell>
          <table:table-cell office:value-type="float" office:value="12.8504672897196" calcext:value-type="float">
            <text:p>12.8504672897196</text:p>
          </table:table-cell>
          <table:table-cell office:value-type="float" office:value="0.883736218450841" calcext:value-type="float">
            <text:p>0.883736218450841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Figure 7source data'.A1:'Figure 7source data'.E8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27T18:05:30.073680592</dc:date>
    <meta:editing-duration>PT13M3S</meta:editing-duration>
    <meta:editing-cycles>3</meta:editing-cycles>
    <meta:document-statistic meta:table-count="1" meta:cell-count="525" meta:object-count="0"/>
  </office:meta>
</office:document-meta>
</file>